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3729d" draw:stroke-linejoin="miter" draw:fill="solid" draw:fill-color="#f2f2f2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fo:min-height="0.509cm" fo:min-width="1.431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00b0f0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7030a0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43729d" draw:stroke-linejoin="miter" draw:fill="solid" draw:fill-color="#00b0f0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43729d" draw:stroke-linejoin="miter" draw:fill="solid" draw:fill-color="#7030a0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.509cm" fo:min-width="1.685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fo:min-height="0.509cm" fo:min-width="2.332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.509cm" fo:min-width="1.431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.509cm" fo:min-width="1.685cm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fo:min-height="0.509cm" fo:min-width="2.332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.509cm" fo:min-width="1.431cm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.509cm" fo:min-width="1.685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fo:min-height="0.509cm" fo:min-width="2.332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35cm" svg:stroke-color="#43729d" draw:stroke-linejoin="miter" draw:fill="solid" draw:fill-color="#c55a11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.594cm" fo:min-width="1.592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fo:min-height="1.186cm" fo:min-width="2.065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fo:min-height="0.594cm" fo:min-width="2.362cm" fo:padding-top="0.125cm" fo:padding-bottom="0.125cm" fo:padding-left="0.25cm" fo:padding-right="0.25cm" fo:wrap-option="no-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6">
          <draw:g draw:name="Group 46">
            <draw:custom-shape draw:name="Rectangle 44" draw:style-name="gr1" draw:text-style-name="P1" draw:layer="layout" svg:width="13.801cm" svg:height="3.403cm" svg:x="5.799cm" svg:y="1.1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8">
              <draw:custom-shape draw:name="TextBox 14" draw:style-name="gr2" draw:text-style-name="P3" draw:layer="layout" svg:width="1.93cm" svg:height="0.758cm" svg:x="11.732cm" svg:y="1.696cm">
                <text:p text:style-name="P2"><text:span text:style-name="T1">Reque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7">
                <draw:custom-shape draw:name="Rounded Rectangle 4" draw:style-name="gr3" draw:text-style-name="P1" draw:layer="layout" svg:width="3.799cm" svg:height="1.199cm" svg:x="6.199cm" svg:y="2.391cm">
                  <text:p text:style-name="P4"><text:span text:style-name="T2">Client</text:span></text:p>
        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Rounded Rectangle 5" draw:style-name="gr4" draw:text-style-name="P1" draw:layer="layout" svg:width="3.799cm" svg:height="1.199cm" svg:x="15.397cm" svg:y="2.391cm">
                  <text:p text:style-name="P4"><text:span text:style-name="T2">Server</text:span></text:p>
        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Right Arrow 13" draw:style-name="gr5" draw:text-style-name="P1" draw:layer="layout" svg:width="4.974cm" svg:height="0.373cm" svg:x="10.211cm" svg:y="2.544cm">
                  <text:p/>
    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Right Arrow 15" draw:style-name="gr6" draw:text-style-name="P1" draw:layer="layout" svg:width="4.974cm" svg:height="0.373cm" draw:transform="rotate (-3.14159265358979) translate (15.186cm 3.579cm)">
                  <text:p/>
    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TextBox 16" draw:style-name="gr7" draw:text-style-name="P3" draw:layer="layout" svg:width="2.184cm" svg:height="0.758cm" svg:x="11.76cm" svg:y="3.579cm">
                  <text:p text:style-name="P2"><text:span text:style-name="T1">Response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Box 45" draw:style-name="gr8" draw:text-style-name="P3" draw:layer="layout" svg:width="2.831cm" svg:height="0.758cm" svg:x="6.075cm" svg:y="1.116cm">
              <text:p text:style-name="P2"><text:span text:style-name="T3">HTTP Sess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7">
            <draw:custom-shape draw:name="Rectangle 48" draw:style-name="gr1" draw:text-style-name="P1" draw:layer="layout" svg:width="13.801cm" svg:height="3.403cm" svg:x="5.798cm" svg:y="5.482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49">
              <draw:custom-shape draw:name="TextBox 51" draw:style-name="gr9" draw:text-style-name="P3" draw:layer="layout" svg:width="1.93cm" svg:height="0.758cm" svg:x="11.73cm" svg:y="6.062cm">
                <text:p text:style-name="P2"><text:span text:style-name="T1">Reque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52">
                <draw:custom-shape draw:name="Rounded Rectangle 53" draw:style-name="gr3" draw:text-style-name="P1" draw:layer="layout" svg:width="3.799cm" svg:height="1.199cm" svg:x="6.198cm" svg:y="6.757cm">
                  <text:p text:style-name="P4"><text:span text:style-name="T2">Client</text:span></text:p>
        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Rounded Rectangle 54" draw:style-name="gr4" draw:text-style-name="P1" draw:layer="layout" svg:width="3.799cm" svg:height="1.199cm" svg:x="15.395cm" svg:y="6.757cm">
                  <text:p text:style-name="P4"><text:span text:style-name="T2">Server</text:span></text:p>
        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Right Arrow 55" draw:style-name="gr5" draw:text-style-name="P1" draw:layer="layout" svg:width="4.974cm" svg:height="0.373cm" svg:x="10.209cm" svg:y="6.91cm">
                  <text:p/>
    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Right Arrow 56" draw:style-name="gr6" draw:text-style-name="P1" draw:layer="layout" svg:width="4.974cm" svg:height="0.373cm" draw:transform="rotate (-3.14159265358979) translate (15.184cm 7.945cm)">
                  <text:p/>
    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TextBox 57" draw:style-name="gr10" draw:text-style-name="P3" draw:layer="layout" svg:width="2.184cm" svg:height="0.758cm" svg:x="11.759cm" svg:y="7.945cm">
                  <text:p text:style-name="P2"><text:span text:style-name="T1">Response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Box 50" draw:style-name="gr11" draw:text-style-name="P3" draw:layer="layout" svg:width="2.831cm" svg:height="0.758cm" svg:x="6.073cm" svg:y="5.482cm">
              <text:p text:style-name="P2"><text:span text:style-name="T3">HTTP Sess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8">
            <draw:custom-shape draw:name="Rectangle 59" draw:style-name="gr1" draw:text-style-name="P1" draw:layer="layout" svg:width="13.801cm" svg:height="3.403cm" svg:x="5.798cm" svg:y="9.84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60">
              <draw:custom-shape draw:name="TextBox 62" draw:style-name="gr12" draw:text-style-name="P3" draw:layer="layout" svg:width="1.93cm" svg:height="0.758cm" svg:x="11.73cm" svg:y="10.428cm">
                <text:p text:style-name="P2"><text:span text:style-name="T1">Reques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63">
                <draw:custom-shape draw:name="Rounded Rectangle 64" draw:style-name="gr3" draw:text-style-name="P1" draw:layer="layout" svg:width="3.799cm" svg:height="1.199cm" svg:x="6.198cm" svg:y="11.123cm">
                  <text:p text:style-name="P4"><text:span text:style-name="T2">Client</text:span></text:p>
        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Rounded Rectangle 65" draw:style-name="gr4" draw:text-style-name="P1" draw:layer="layout" svg:width="3.799cm" svg:height="1.199cm" svg:x="15.395cm" svg:y="11.123cm">
                  <text:p text:style-name="P4"><text:span text:style-name="T2">Server</text:span></text:p>
        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Right Arrow 66" draw:style-name="gr5" draw:text-style-name="P1" draw:layer="layout" svg:width="4.974cm" svg:height="0.373cm" svg:x="10.209cm" svg:y="11.276cm">
                  <text:p/>
    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Right Arrow 67" draw:style-name="gr6" draw:text-style-name="P1" draw:layer="layout" svg:width="4.974cm" svg:height="0.373cm" draw:transform="rotate (-3.14159265358979) translate (15.184cm 12.311cm)">
                  <text:p/>
    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TextBox 68" draw:style-name="gr13" draw:text-style-name="P3" draw:layer="layout" svg:width="2.184cm" svg:height="0.758cm" svg:x="11.759cm" svg:y="12.311cm">
                  <text:p text:style-name="P2"><text:span text:style-name="T1">Response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custom-shape draw:name="TextBox 61" draw:style-name="gr14" draw:text-style-name="P3" draw:layer="layout" svg:width="2.831cm" svg:height="0.758cm" svg:x="6.073cm" svg:y="9.849cm">
              <text:p text:style-name="P2"><text:span text:style-name="T3">HTTP Sess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Down Arrow 70" draw:style-name="gr15" draw:text-style-name="P1" draw:layer="layout" svg:width="3.244cm" svg:height="14.669cm" svg:x="-0.011cm" svg:y="0.001cm">
            <text:p text:style-name="P5"><text:span text:style-name="T4">Application</text:span></text:p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TextBox 71" draw:style-name="gr16" draw:text-style-name="P3" draw:layer="layout" svg:width="2.091cm" svg:height="0.843cm" svg:x="3.04cm" svg:y="2.564cm">
            <text:p text:style-name="P2"><text:span text:style-name="T5">1. Log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17" draw:text-style-name="P3" draw:layer="layout" svg:width="2.564cm" svg:height="1.435cm" svg:x="2.938cm" svg:y="6.457cm">
            <text:p text:style-name="P2"><text:span text:style-name="T5">2. Select</text:span></text:p>
            <text:p text:style-name="P2"><text:span text:style-name="T5"><text:s text:c="4"/></text:span><text:span text:style-name="T5">produ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3" draw:style-name="gr18" draw:text-style-name="P3" draw:layer="layout" svg:width="2.861cm" svg:height="0.843cm" svg:x="2.774cm" svg:y="10.976cm">
            <text:p text:style-name="P2"><text:span text:style-name="T5">3. Purcha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1cm" fo:page-height="14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3T14:21:00.13</meta:creation-date>
    <dc:date>2018-11-23T14:25:40.18</dc:date>
    <meta:editing-duration>P0D</meta:editing-duration>
    <meta:editing-cycles>1</meta:editing-cycles>
    <meta:document-statistic meta:object-count="38"/>
    <meta:generator>LibreOffice/3.6$Windows_x86 LibreOffice_project/da8c1e6-fd468f4-454e206-f42a4a9-143cfd</meta:generator>
  </office:meta>
</office:document-meta>
</file>